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DejaVu Sans Mono"/>
    </style:style>
    <style:style style:name="ce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_mem_din" table:style-name="ta1">
        <table:shapes>
          <draw:frame draw:z-index="0" draw:style-name="gr1" draw:text-style-name="P1" svg:width="382.4mm" svg:height="215.33mm" svg:x="100.73mm" svg:y="22.78mm">
            <draw:object draw:notify-on-update-of-ranges="tr_mem_din.B8:tr_mem_din.B19 tr_mem_din.C7:tr_mem_din.C7 tr_mem_din.C8:tr_mem_din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9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Prácticas de ASO : Tarea 3 : tr_mem_din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Línea órdenes</text:p>
          </table:table-cell>
          <table:table-cell table:style-name="ce10" office:value-type="string" calcext:value-type="string">
            <text:p>base64 /dev/urandom | head -c 1000000000 &gt; entrada ; $(which time) -f "%e segundos" ./tr_mem_din -t <text:span text:style-name="T1">T</text:span> -s a -d A -o /dev/null entrada ; rm entrada</text:p>
          </table:table-cell>
        </table:table-row>
        <table:table-row table:style-name="ro1">
          <table:table-cell/>
          <table:table-cell table:style-name="ce1"/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iempo (seg)</text:p>
          </table:table-cell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office:value-type="float" office:value="21.2" calcext:value-type="float">
            <text:p>21,200</text:p>
          </table:table-cell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office:value-type="float" office:value="7.93" calcext:value-type="float">
            <text:p>7,930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6.83" calcext:value-type="float">
            <text:p>6,830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6.35" calcext:value-type="float">
            <text:p>6,350</text:p>
          </table:table-cell>
        </table:table-row>
        <table:table-row table:style-name="ro1">
          <table:table-cell/>
          <table:table-cell table:formula="of:=[.B11]*2" office:value-type="float" office:value="8192" calcext:value-type="float">
            <text:p>8192</text:p>
          </table:table-cell>
          <table:table-cell office:value-type="float" office:value="6.01" calcext:value-type="float">
            <text:p>6,010</text:p>
          </table:table-cell>
        </table:table-row>
        <table:table-row table:style-name="ro1">
          <table:table-cell/>
          <table:table-cell table:formula="of:=[.B12]*2" office:value-type="float" office:value="16384" calcext:value-type="float">
            <text:p>16384</text:p>
          </table:table-cell>
          <table:table-cell office:value-type="float" office:value="6.11" calcext:value-type="float">
            <text:p>6,110</text:p>
          </table:table-cell>
        </table:table-row>
        <table:table-row table:style-name="ro1">
          <table:table-cell/>
          <table:table-cell table:formula="of:=[.B13]*2" office:value-type="float" office:value="32768" calcext:value-type="float">
            <text:p>32768</text:p>
          </table:table-cell>
          <table:table-cell office:value-type="float" office:value="5.91" calcext:value-type="float">
            <text:p>5,910</text:p>
          </table:table-cell>
        </table:table-row>
        <table:table-row table:style-name="ro1">
          <table:table-cell/>
          <table:table-cell table:formula="of:=[.B14]*2" office:value-type="float" office:value="65536" calcext:value-type="float">
            <text:p>65536</text:p>
          </table:table-cell>
          <table:table-cell office:value-type="float" office:value="5.97" calcext:value-type="float">
            <text:p>5,970</text:p>
          </table:table-cell>
        </table:table-row>
        <table:table-row table:style-name="ro1">
          <table:table-cell/>
          <table:table-cell table:formula="of:=[.B15]*2" office:value-type="float" office:value="131072" calcext:value-type="float">
            <text:p>131072</text:p>
          </table:table-cell>
          <table:table-cell office:value-type="float" office:value="5.94" calcext:value-type="float">
            <text:p>5,940</text:p>
          </table:table-cell>
        </table:table-row>
        <table:table-row table:style-name="ro1">
          <table:table-cell/>
          <table:table-cell table:formula="of:=[.B16]*2" office:value-type="float" office:value="262144" calcext:value-type="float">
            <text:p>262144</text:p>
          </table:table-cell>
          <table:table-cell office:value-type="float" office:value="6" calcext:value-type="float">
            <text:p>6,000</text:p>
          </table:table-cell>
        </table:table-row>
        <table:table-row table:style-name="ro1">
          <table:table-cell/>
          <table:table-cell table:formula="of:=[.B17]*2" office:value-type="float" office:value="524288" calcext:value-type="float">
            <text:p>524288</text:p>
          </table:table-cell>
          <table:table-cell office:value-type="float" office:value="6.27" calcext:value-type="float">
            <text:p>6,270</text:p>
          </table:table-cell>
        </table:table-row>
        <table:table-row table:style-name="ro1">
          <table:table-cell/>
          <table:table-cell table:formula="of:=[.B18]*2" office:value-type="float" office:value="1048576" calcext:value-type="float">
            <text:p>1048576</text:p>
          </table:table-cell>
          <table:table-cell office:value-type="float" office:value="6.03" calcext:value-type="float">
            <text:p>6,0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21:10:33.1780612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4:42:14.519292465</meta:creation-date>
    <dc:date>2020-10-18T21:14:00.537711382</dc:date>
    <meta:editing-duration>PT49M44S</meta:editing-duration>
    <meta:editing-cycles>19</meta:editing-cycles>
    <meta:generator>LibreOffice/6.0.7.3$Linux_X86_64 LibreOffice_project/00m0$Build-3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4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241cm" svg:height="21.534cm" xlink:href=".." xlink:type="simple" chart:class="chart:line" chart:style-name="ch1">
        <chart:title svg:x="17.873cm" svg:y="0.566cm" chart:style-name="ch2">
          <text:p>tr_mem_din</text:p>
        </chart:title>
        <chart:legend chart:legend-position="end" svg:x="34.886cm" svg:y="10.468cm" style:legend-expansion="high" chart:style-name="ch3"/>
        <chart:plot-area chart:style-name="ch4" table:cell-range-address="tr_mem_din.B8:tr_mem_din.C19 tr_mem_din.C7:tr_mem_din.C7" chart:data-source-has-labels="both" svg:x="1.775cm" svg:y="1.775cm" svg:width="32.347cm" svg:height="18.348cm">
          <chartooo:coordinate-region svg:x="3.058cm" svg:y="1.974cm" svg:width="30.414cm" svg:height="17.502cm"/>
          <chart:axis chart:dimension="x" chart:name="primary-x" chart:style-name="ch5" chartooo:axis-type="auto">
            <chartooo:date-scale/>
            <chart:title svg:x="15.166cm" svg:y="20.553cm" chart:style-name="ch6">
              <text:p>Tamaño del buffer de lectura/escritura</text:p>
            </chart:title>
            <chart:categories table:cell-range-address="tr_mem_din.B8:tr_mem_din.B19"/>
          </chart:axis>
          <chart:axis chart:dimension="y" chart:name="primary-y" chart:style-name="ch7">
            <chart:title svg:x="0.451cm" svg:y="12.872cm" chart:style-name="ch8">
              <text:p>Tiempo de ejecición (seg)</text:p>
            </chart:title>
            <chart:grid chart:style-name="ch9" chart:class="major"/>
          </chart:axis>
          <chart:series chart:style-name="ch10" chart:values-cell-range-address="tr_mem_din.C8:tr_mem_din.C19" chart:label-cell-address="tr_mem_din.C7:tr_mem_din.C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seg)</text:p>
                <draw:g>
                  <svg:desc>tr_mem_din.C7:tr_mem_din.C7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tr_mem_din.B8:tr_mem_din.B19</svg:desc>
                </draw:g>
              </table:table-cell>
              <table:table-cell office:value-type="float" office:value="21.2">
                <text:p>21.2</text:p>
                <draw:g>
                  <svg:desc>tr_mem_din.C8:tr_mem_din.C19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6.03">
                <text:p>6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